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untr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fghanis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ba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e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o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g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ua and Barb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gent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e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stra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st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rbaij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ham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hra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glade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d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ar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gi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i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n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hu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ivia (Plurinational State o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snia and Herzegov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tsw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z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unei Darussal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lga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kina F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und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o Ve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bo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ero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al African Republ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mb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or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 R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ôte D'Ivo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oat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ypr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zech Republ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cratic People's Republic of Ko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cratic Republic of the C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m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jibout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ican Republ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u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gyp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 Salv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atorial Guin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it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o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watin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thiop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j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b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mbia (Republic of Th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rg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man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h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e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te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in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inea Biss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y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it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ndur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nga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ce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ones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an (Islamic Republic o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aq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e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ra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ta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ma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p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rd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zakhs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ny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ribat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uwa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yrgyzs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o People’s Democratic Republ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v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ban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sot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be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by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echtenste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thua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xembour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agas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w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ys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div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shall Isla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rita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riti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ronesia (Federated States o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go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e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oc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zambi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yan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mib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ur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herla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 Zea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cara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ge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th Macedo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w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kis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ua New Guin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gu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lippi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ublic of Ko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ublic of Moldo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ma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ssian Feder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wa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nt Kitts and Nev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nt Lu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nt Vincent and the Grenadi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m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 Mar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o Tome and Princi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udi Arab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eg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b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ychel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erra Le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gap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ovak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ove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omon Isla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a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 Afr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th Sud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ri Lank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d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rin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tzer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rian Arab Republ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jikis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ai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or-L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nidad and Toba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nis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k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kmenis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val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ga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kra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ted Arab Emira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ted Kingdom of Great Britain and Northern Irel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ted Republic of Tanza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ted States of Amer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ugu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zbekis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uat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ezuela, Bolivarian Republic o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et N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m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amb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imbabwe</text:p>
          </table:table-cell>
          <table:table-cell table:number-columns-repeated="16383"/>
        </table:table-row>
        <table:table-row table:number-rows-repeated="104838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oman Kamlykov</meta:initial-creator>
    <dc:creator>Roman Kamlykov</dc:creator>
    <meta:creation-date>2021-07-25T13:26:21Z</meta:creation-date>
    <dc:date>2021-07-28T09:05:38Z</dc:date>
  </office:meta>
</office:document-meta>
</file>